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043in"/>
    </style:style>
    <style:style style:name="co4" style:family="table-column">
      <style:table-column-properties fo:break-before="auto" style:column-width="1.6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Gradient Descen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Planefitting</text:p>
          </table:table-cell>
          <table:table-cell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2">
          <table:table-cell office:value-type="string" calcext:value-type="string">
            <text:p>Samples in constant memory vs in global memory</text:p>
            <text:p>128 threads</text:p>
          </table:table-cell>
          <table:table-cell office:value-type="string" calcext:value-type="string">
            <text:p/>
            <text:p/>
          </table:table-cell>
          <table:table-cell table:number-columns-repeated="10"/>
        </table:table-row>
        <table:table-row table:style-name="ro1">
          <table:table-cell office:value-type="string" calcext:value-type="string">
            <text:p>Memcpy constant</text:p>
          </table:table-cell>
          <table:table-cell office:value-type="string" calcext:value-type="string">
            <text:p>Memcpy global</text:p>
          </table:table-cell>
          <table:table-cell/>
          <table:table-cell office:value-type="string" calcext:value-type="string">
            <text:p>Kernel <text:s/>constant</text:p>
          </table:table-cell>
          <table:table-cell office:value-type="string" calcext:value-type="string">
            <text:p>Kernel global</text:p>
          </table:table-cell>
          <table:table-cell table:number-columns-repeated="7"/>
        </table:table-row>
        <table:table-row table:style-name="ro1">
          <table:table-cell office:value-type="float" office:value="0.020704" calcext:value-type="float">
            <text:p>0.020704</text:p>
          </table:table-cell>
          <table:table-cell office:value-type="float" office:value="0.020032" calcext:value-type="float">
            <text:p>0.020032</text:p>
          </table:table-cell>
          <table:table-cell/>
          <table:table-cell office:value-type="float" office:value="185.841248" calcext:value-type="float">
            <text:p>185.841248</text:p>
          </table:table-cell>
          <table:table-cell office:value-type="float" office:value="158.687515" calcext:value-type="float">
            <text:p>158.687515</text:p>
          </table:table-cell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1">
          <table:table-cell office:value-type="float" office:value="0.0216" calcext:value-type="float">
            <text:p>0.0216</text:p>
          </table:table-cell>
          <table:table-cell office:value-type="float" office:value="0.02048" calcext:value-type="float">
            <text:p>0.02048</text:p>
          </table:table-cell>
          <table:table-cell/>
          <table:table-cell office:value-type="float" office:value="185.462463" calcext:value-type="float">
            <text:p>185.462463</text:p>
          </table:table-cell>
          <table:table-cell office:value-type="float" office:value="158.38829" calcext:value-type="float">
            <text:p>158.38829</text:p>
          </table:table-cell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float" office:value="0.020992" calcext:value-type="float">
            <text:p>0.020992</text:p>
          </table:table-cell>
          <table:table-cell office:value-type="float" office:value="0.025088" calcext:value-type="float">
            <text:p>0.025088</text:p>
          </table:table-cell>
          <table:table-cell/>
          <table:table-cell office:value-type="float" office:value="186.213852" calcext:value-type="float">
            <text:p>186.213852</text:p>
          </table:table-cell>
          <table:table-cell office:value-type="float" office:value="158.474365" calcext:value-type="float">
            <text:p>158.474365</text:p>
          </table:table-cell>
          <table:table-cell table:number-columns-repeated="7"/>
        </table:table-row>
        <table:table-row table:style-name="ro1">
          <table:table-cell office:value-type="float" office:value="0.02416" calcext:value-type="float">
            <text:p>0.02416</text:p>
          </table:table-cell>
          <table:table-cell office:value-type="float" office:value="0.02048" calcext:value-type="float">
            <text:p>0.02048</text:p>
          </table:table-cell>
          <table:table-cell/>
          <table:table-cell office:value-type="float" office:value="184.391815" calcext:value-type="float">
            <text:p>184.391815</text:p>
          </table:table-cell>
          <table:table-cell office:value-type="float" office:value="158.511993" calcext:value-type="float">
            <text:p>158.511993</text:p>
          </table:table-cell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office:value-type="float" office:value="0.023392" calcext:value-type="float">
            <text:p>0.023392</text:p>
          </table:table-cell>
          <table:table-cell office:value-type="float" office:value="0.020896" calcext:value-type="float">
            <text:p>0.020896</text:p>
          </table:table-cell>
          <table:table-cell/>
          <table:table-cell office:value-type="float" office:value="186.385635" calcext:value-type="float">
            <text:p>186.385635</text:p>
          </table:table-cell>
          <table:table-cell office:value-type="float" office:value="158.560135" calcext:value-type="float">
            <text:p>158.560135</text:p>
          </table:table-cell>
          <table:table-cell office:value-type="string" calcext:value-type="string">
            <text:p>Column 1</text:p>
          </table:table-cell>
          <table:table-cell table:formula="of:=COUNT([$'Gradient Descent'.$D$5:.$D$24])" office:value-type="float" office:value="20" calcext:value-type="float">
            <text:p>20</text:p>
          </table:table-cell>
          <table:table-cell table:formula="of:=SUM([$'Gradient Descent'.$D$5:.$D$24])" office:value-type="float" office:value="3708.947311" calcext:value-type="float">
            <text:p>3708.947311</text:p>
          </table:table-cell>
          <table:table-cell table:formula="of:=AVERAGE([$'Gradient Descent'.$D$5:.$D$24])" office:value-type="float" office:value="185.44736555" calcext:value-type="float">
            <text:p>185.44736555</text:p>
          </table:table-cell>
          <table:table-cell table:formula="of:=VAR([$'Gradient Descent'.$D$5:.$D$24])" office:value-type="float" office:value="0.366581935174469" calcext:value-type="float">
            <text:p>0.366581935174469</text:p>
          </table:table-cell>
          <table:table-cell table:number-columns-repeated="2"/>
        </table:table-row>
        <table:table-row table:style-name="ro1">
          <table:table-cell office:value-type="float" office:value="0.023552" calcext:value-type="float">
            <text:p>0.023552</text:p>
          </table:table-cell>
          <table:table-cell office:value-type="float" office:value="0.022368" calcext:value-type="float">
            <text:p>0.022368</text:p>
          </table:table-cell>
          <table:table-cell/>
          <table:table-cell office:value-type="float" office:value="184.977921" calcext:value-type="float">
            <text:p>184.977921</text:p>
          </table:table-cell>
          <table:table-cell office:value-type="float" office:value="158.572968" calcext:value-type="float">
            <text:p>158.572968</text:p>
          </table:table-cell>
          <table:table-cell office:value-type="string" calcext:value-type="string">
            <text:p>Column 2</text:p>
          </table:table-cell>
          <table:table-cell table:formula="of:=COUNT([$'Gradient Descent'.$E$5:.$E$24])" office:value-type="float" office:value="20" calcext:value-type="float">
            <text:p>20</text:p>
          </table:table-cell>
          <table:table-cell table:formula="of:=SUM([$'Gradient Descent'.$E$5:.$E$24])" office:value-type="float" office:value="3169.700716" calcext:value-type="float">
            <text:p>3169.700716</text:p>
          </table:table-cell>
          <table:table-cell table:formula="of:=AVERAGE([$'Gradient Descent'.$E$5:.$E$24])" office:value-type="float" office:value="158.4850358" calcext:value-type="float">
            <text:p>158.4850358</text:p>
          </table:table-cell>
          <table:table-cell table:formula="of:=VAR([$'Gradient Descent'.$E$5:.$E$24])" office:value-type="float" office:value="0.131145577396377" calcext:value-type="float">
            <text:p>0.131145577396377</text:p>
          </table:table-cell>
          <table:table-cell table:number-columns-repeated="2"/>
        </table:table-row>
        <table:table-row table:style-name="ro1">
          <table:table-cell office:value-type="float" office:value="0.020832" calcext:value-type="float">
            <text:p>0.020832</text:p>
          </table:table-cell>
          <table:table-cell office:value-type="float" office:value="0.02048" calcext:value-type="float">
            <text:p>0.02048</text:p>
          </table:table-cell>
          <table:table-cell/>
          <table:table-cell office:value-type="float" office:value="185.732315" calcext:value-type="float">
            <text:p>185.732315</text:p>
          </table:table-cell>
          <table:table-cell office:value-type="float" office:value="158.511429" calcext:value-type="float">
            <text:p>158.511429</text:p>
          </table:table-cell>
          <table:table-cell table:number-columns-repeated="7"/>
        </table:table-row>
        <table:table-row table:style-name="ro1">
          <table:table-cell office:value-type="float" office:value="0.02048" calcext:value-type="float">
            <text:p>0.02048</text:p>
          </table:table-cell>
          <table:table-cell office:value-type="float" office:value="0.022528" calcext:value-type="float">
            <text:p>0.022528</text:p>
          </table:table-cell>
          <table:table-cell/>
          <table:table-cell office:value-type="float" office:value="184.473602" calcext:value-type="float">
            <text:p>184.473602</text:p>
          </table:table-cell>
          <table:table-cell office:value-type="float" office:value="157.627747" calcext:value-type="float">
            <text:p>157.627747</text:p>
          </table:table-cell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office:value-type="float" office:value="0.02384" calcext:value-type="float">
            <text:p>0.02384</text:p>
          </table:table-cell>
          <table:table-cell office:value-type="float" office:value="0.022528" calcext:value-type="float">
            <text:p>0.022528</text:p>
          </table:table-cell>
          <table:table-cell/>
          <table:table-cell office:value-type="float" office:value="185.166534" calcext:value-type="float">
            <text:p>185.166534</text:p>
          </table:table-cell>
          <table:table-cell office:value-type="float" office:value="157.931519" calcext:value-type="float">
            <text:p>157.931519</text:p>
          </table:table-cell>
          <table:table-cell office:value-type="string" calcext:value-type="string">
            <text:p>Between Groups</text:p>
          </table:table-cell>
          <table:table-cell table:formula="of:=SUMPRODUCT([$'Gradient Descent'.$H$9:.$H$10];[$'Gradient Descent'.$I$9:.$I$10])-SUM([$'Gradient Descent'.$H$9:.$H$10])^2/SUM([$'Gradient Descent'.$G$9:.$G$10])" office:value-type="float" office:value="7269.6722554774" calcext:value-type="float">
            <text:p>7269.6722554774</text:p>
          </table:table-cell>
          <table:table-cell table:formula="of:=COUNT([$'Gradient Descent'.$H$9:.$H$10])-1" office:value-type="float" office:value="1" calcext:value-type="float">
            <text:p>1</text:p>
          </table:table-cell>
          <table:table-cell table:formula="of:=[$'Gradient Descent'.$G$13] / [$'Gradient Descent'.$H$13]" office:value-type="float" office:value="7269.6722554774" calcext:value-type="float">
            <text:p>7269.6722554774</text:p>
          </table:table-cell>
          <table:table-cell table:formula="of:=[$'Gradient Descent'.$I$13] / [$'Gradient Descent'.$I$14]" office:value-type="float" office:value="29211.4543474936" calcext:value-type="float">
            <text:p>29211.4543474936</text:p>
          </table:table-cell>
          <table:table-cell table:style-name="ce1" table:formula="of:=LEGACY.FDIST([$'Gradient Descent'.$J$13]; [$'Gradient Descent'.$H$13]; [$'Gradient Descent'.$H$14])" office:value-type="float" office:value="1.85827632878101E-056" calcext:value-type="float">
            <text:p>1.85827632878101E-56</text:p>
          </table:table-cell>
          <table:table-cell table:formula="of:=LEGACY.FINV([$'Gradient Descent'.$G$6]; [$'Gradient Descent'.$H$13]; [$'Gradient Descent'.$H$14])" office:value-type="float" office:value="4.09817173088085" calcext:value-type="float">
            <text:p>4.09817173088085</text:p>
          </table:table-cell>
        </table:table-row>
        <table:table-row table:style-name="ro1">
          <table:table-cell office:value-type="float" office:value="0.021632" calcext:value-type="float">
            <text:p>0.021632</text:p>
          </table:table-cell>
          <table:table-cell office:value-type="float" office:value="0.020544" calcext:value-type="float">
            <text:p>0.020544</text:p>
          </table:table-cell>
          <table:table-cell/>
          <table:table-cell office:value-type="float" office:value="186.137146" calcext:value-type="float">
            <text:p>186.137146</text:p>
          </table:table-cell>
          <table:table-cell office:value-type="float" office:value="158.563385" calcext:value-type="float">
            <text:p>158.563385</text:p>
          </table:table-cell>
          <table:table-cell office:value-type="string" calcext:value-type="string">
            <text:p>Within Groups</text:p>
          </table:table-cell>
          <table:table-cell table:formula="of:=SUM(DEVSQ([$'Gradient Descent'.$D$5:.$D$24]);DEVSQ([$'Gradient Descent'.$E$5:.$E$24]))" office:value-type="float" office:value="9.45682273884608" calcext:value-type="float">
            <text:p>9.45682273884608</text:p>
          </table:table-cell>
          <table:table-cell table:formula="of:=SUM([$'Gradient Descent'.$G$9:.$G$10])-COUNT([$'Gradient Descent'.$G$9:.$G$10])" office:value-type="float" office:value="38" calcext:value-type="float">
            <text:p>38</text:p>
          </table:table-cell>
          <table:table-cell table:formula="of:=[$'Gradient Descent'.$G$14] / [$'Gradient Descent'.$H$14]" office:value-type="float" office:value="0.248863756285423" calcext:value-type="float">
            <text:p>0.248863756285423</text:p>
          </table:table-cell>
          <table:table-cell table:number-columns-repeated="3"/>
        </table:table-row>
        <table:table-row table:style-name="ro1">
          <table:table-cell office:value-type="float" office:value="0.021248" calcext:value-type="float">
            <text:p>0.021248</text:p>
          </table:table-cell>
          <table:table-cell office:value-type="float" office:value="0.02048" calcext:value-type="float">
            <text:p>0.02048</text:p>
          </table:table-cell>
          <table:table-cell/>
          <table:table-cell office:value-type="float" office:value="185.376572" calcext:value-type="float">
            <text:p>185.376572</text:p>
          </table:table-cell>
          <table:table-cell office:value-type="float" office:value="158.27417" calcext:value-type="float">
            <text:p>158.27417</text:p>
          </table:table-cell>
          <table:table-cell office:value-type="string" calcext:value-type="string">
            <text:p>Total</text:p>
          </table:table-cell>
          <table:table-cell table:formula="of:=DEVSQ([$'Gradient Descent'.$D$5:.$D$24];[$'Gradient Descent'.$E$5:.$E$24])" office:value-type="float" office:value="7279.1290782162" calcext:value-type="float">
            <text:p>7279.1290782162</text:p>
          </table:table-cell>
          <table:table-cell table:formula="of:=SUM([$'Gradient Descent'.$G$9:.$G$10]) - 1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0.02128" calcext:value-type="float">
            <text:p>0.02128</text:p>
          </table:table-cell>
          <table:table-cell office:value-type="float" office:value="0.021184" calcext:value-type="float">
            <text:p>0.021184</text:p>
          </table:table-cell>
          <table:table-cell/>
          <table:table-cell office:value-type="float" office:value="185.892929" calcext:value-type="float">
            <text:p>185.892929</text:p>
          </table:table-cell>
          <table:table-cell office:value-type="float" office:value="158.609406" calcext:value-type="float">
            <text:p>158.609406</text:p>
          </table:table-cell>
          <table:table-cell table:number-columns-repeated="7"/>
        </table:table-row>
        <table:table-row table:style-name="ro1">
          <table:table-cell office:value-type="float" office:value="0.021824" calcext:value-type="float">
            <text:p>0.021824</text:p>
          </table:table-cell>
          <table:table-cell office:value-type="float" office:value="0.020928" calcext:value-type="float">
            <text:p>0.020928</text:p>
          </table:table-cell>
          <table:table-cell/>
          <table:table-cell office:value-type="float" office:value="184.905884" calcext:value-type="float">
            <text:p>184.905884</text:p>
          </table:table-cell>
          <table:table-cell office:value-type="float" office:value="158.828537" calcext:value-type="float">
            <text:p>158.828537</text:p>
          </table:table-cell>
          <table:table-cell table:number-columns-repeated="7"/>
        </table:table-row>
        <table:table-row table:style-name="ro1">
          <table:table-cell office:value-type="float" office:value="0.019264" calcext:value-type="float">
            <text:p>0.019264</text:p>
          </table:table-cell>
          <table:table-cell office:value-type="float" office:value="0.02112" calcext:value-type="float">
            <text:p>0.02112</text:p>
          </table:table-cell>
          <table:table-cell/>
          <table:table-cell office:value-type="float" office:value="185.921402" calcext:value-type="float">
            <text:p>185.921402</text:p>
          </table:table-cell>
          <table:table-cell office:value-type="float" office:value="158.514206" calcext:value-type="float">
            <text:p>158.514206</text:p>
          </table:table-cell>
          <table:table-cell table:number-columns-repeated="7"/>
        </table:table-row>
        <table:table-row table:style-name="ro1">
          <table:table-cell office:value-type="float" office:value="0.021664" calcext:value-type="float">
            <text:p>0.021664</text:p>
          </table:table-cell>
          <table:table-cell office:value-type="float" office:value="0.02192" calcext:value-type="float">
            <text:p>0.02192</text:p>
          </table:table-cell>
          <table:table-cell/>
          <table:table-cell office:value-type="float" office:value="184.967361" calcext:value-type="float">
            <text:p>184.967361</text:p>
          </table:table-cell>
          <table:table-cell office:value-type="float" office:value="158.513565" calcext:value-type="float">
            <text:p>158.513565</text:p>
          </table:table-cell>
          <table:table-cell table:number-columns-repeated="7"/>
        </table:table-row>
        <table:table-row table:style-name="ro1">
          <table:table-cell office:value-type="float" office:value="0.02048" calcext:value-type="float">
            <text:p>0.02048</text:p>
          </table:table-cell>
          <table:table-cell office:value-type="float" office:value="0.02096" calcext:value-type="float">
            <text:p>0.02096</text:p>
          </table:table-cell>
          <table:table-cell/>
          <table:table-cell office:value-type="float" office:value="184.792221" calcext:value-type="float">
            <text:p>184.792221</text:p>
          </table:table-cell>
          <table:table-cell office:value-type="float" office:value="158.288666" calcext:value-type="float">
            <text:p>158.288666</text:p>
          </table:table-cell>
          <table:table-cell table:number-columns-repeated="7"/>
        </table:table-row>
        <table:table-row table:style-name="ro1">
          <table:table-cell office:value-type="float" office:value="0.0216" calcext:value-type="float">
            <text:p>0.0216</text:p>
          </table:table-cell>
          <table:table-cell office:value-type="float" office:value="0.02176" calcext:value-type="float">
            <text:p>0.02176</text:p>
          </table:table-cell>
          <table:table-cell/>
          <table:table-cell office:value-type="float" office:value="186.095612" calcext:value-type="float">
            <text:p>186.095612</text:p>
          </table:table-cell>
          <table:table-cell office:value-type="float" office:value="159.475296" calcext:value-type="float">
            <text:p>159.475296</text:p>
          </table:table-cell>
          <table:table-cell table:number-columns-repeated="7"/>
        </table:table-row>
        <table:table-row table:style-name="ro1">
          <table:table-cell office:value-type="float" office:value="0.048736" calcext:value-type="float">
            <text:p>0.048736</text:p>
          </table:table-cell>
          <table:table-cell office:value-type="float" office:value="0.02048" calcext:value-type="float">
            <text:p>0.02048</text:p>
          </table:table-cell>
          <table:table-cell/>
          <table:table-cell office:value-type="float" office:value="185.330429" calcext:value-type="float">
            <text:p>185.330429</text:p>
          </table:table-cell>
          <table:table-cell office:value-type="float" office:value="158.361603" calcext:value-type="float">
            <text:p>158.361603</text:p>
          </table:table-cell>
          <table:table-cell table:number-columns-repeated="7"/>
        </table:table-row>
        <table:table-row table:style-name="ro1">
          <table:table-cell office:value-type="float" office:value="0.047104" calcext:value-type="float">
            <text:p>0.047104</text:p>
          </table:table-cell>
          <table:table-cell office:value-type="float" office:value="0.0216" calcext:value-type="float">
            <text:p>0.0216</text:p>
          </table:table-cell>
          <table:table-cell/>
          <table:table-cell office:value-type="float" office:value="185.992615" calcext:value-type="float">
            <text:p>185.992615</text:p>
          </table:table-cell>
          <table:table-cell office:value-type="float" office:value="158.216263" calcext:value-type="float">
            <text:p>158.216263</text:p>
          </table:table-cell>
          <table:table-cell table:number-columns-repeated="7"/>
        </table:table-row>
        <table:table-row table:style-name="ro1">
          <table:table-cell office:value-type="float" office:value="0.020224" calcext:value-type="float">
            <text:p>0.020224</text:p>
          </table:table-cell>
          <table:table-cell office:value-type="float" office:value="0.022528" calcext:value-type="float">
            <text:p>0.022528</text:p>
          </table:table-cell>
          <table:table-cell/>
          <table:table-cell office:value-type="float" office:value="184.889755" calcext:value-type="float">
            <text:p>184.889755</text:p>
          </table:table-cell>
          <table:table-cell office:value-type="float" office:value="158.789658" calcext:value-type="float">
            <text:p>158.78965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4T20:24:12.625531390</meta:creation-date>
    <dc:date>2022-02-14T23:07:05.346660598</dc:date>
    <meta:editing-duration>PT2H31M40S</meta:editing-duration>
    <meta:editing-cycles>5</meta:editing-cycles>
    <meta:generator>LibreOffice/6.4.7.2$Linux_X86_64 LibreOffice_project/40$Build-2</meta:generator>
    <meta:document-statistic meta:table-count="1" meta:cell-count="127" meta:object-count="0"/>
  </office:meta>
</office:document-meta>
</file>